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1.2" style:family="table-row">
      <style:table-row-properties style:min-row-height="2.383cm"/>
    </style:style>
    <style:style style:name="P1" style:family="paragraph" style:parent-style-name="Standard">
      <style:paragraph-properties fo:text-align="start" style:justify-single-word="false"/>
      <style:text-properties officeooo:rsid="001a8c1d" officeooo:paragraph-rsid="001a8c1d"/>
    </style:style>
    <style:style style:name="P2" style:family="paragraph" style:parent-style-name="Standard">
      <style:paragraph-properties fo:text-align="center" style:justify-single-word="false"/>
      <style:text-properties fo:font-size="15pt" fo:language="fr" fo:country="FR" fo:font-weight="bold" officeooo:rsid="00205931" officeooo:paragraph-rsid="00205931"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2pt" fo:language="fr" fo:country="FR" fo:font-weight="normal" officeooo:rsid="001aa33c" officeooo:paragraph-rsid="001aa33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5pt" fo:language="fr" fo:country="FR" fo:font-weight="bold" officeooo:rsid="001aa33c" officeooo:paragraph-rsid="001aa33c"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2pt" fo:language="fr" fo:country="FR" fo:font-weight="normal" officeooo:rsid="001aa33c" officeooo:paragraph-rsid="001aa33c" style:font-size-asian="10.5pt" style:font-weight-asian="normal" style:font-size-complex="12pt" style:font-weight-complex="normal"/>
    </style:style>
    <style:style style:name="P6" style:family="paragraph" style:parent-style-name="Table_20_Contents">
      <style:paragraph-properties fo:text-align="start" style:justify-single-word="false"/>
      <style:text-properties fo:font-size="13pt" fo:language="fr" fo:country="FR" fo:font-weight="bold" officeooo:rsid="001aa33c" officeooo:paragraph-rsid="001aa33c" style:font-size-asian="11.3500003814697pt" style:font-weight-asian="bold" style:font-size-complex="13pt" style:font-weight-complex="bold" style:script-type="latin"/>
    </style:style>
    <style:style style:name="P7" style:family="paragraph" style:parent-style-name="Table_20_Contents">
      <style:paragraph-properties fo:text-align="start" style:justify-single-word="false"/>
      <style:text-properties fo:font-size="12pt" fo:language="fr" fo:country="FR" officeooo:rsid="002267b7" officeooo:paragraph-rsid="002267b7" style:font-size-asian="10.5pt" style:font-size-complex="12pt" style:script-type="latin"/>
    </style:style>
    <style:style style:name="P8" style:family="paragraph" style:parent-style-name="Table_20_Contents">
      <style:paragraph-properties fo:text-align="start" style:justify-single-word="false"/>
      <style:text-properties fo:font-size="12pt" fo:language="fr" fo:country="FR" officeooo:rsid="00232694" officeooo:paragraph-rsid="00232694" style:font-size-asian="10.5pt" style:font-size-complex="12pt" style:script-type="latin"/>
    </style:style>
    <style:style style:name="P9" style:family="paragraph" style:parent-style-name="Table_20_Contents">
      <style:paragraph-properties fo:text-align="start" style:justify-single-word="false"/>
      <style:text-properties fo:font-size="12pt" fo:language="fr" fo:country="FR" officeooo:rsid="002267b7" officeooo:paragraph-rsid="002267b7" style:font-size-asian="12pt" style:font-size-complex="12pt" style:script-type="latin"/>
    </style:style>
    <style:style style:name="P10" style:family="paragraph" style:parent-style-name="Table_20_Contents">
      <style:paragraph-properties fo:text-align="start" style:justify-single-word="false"/>
      <style:text-properties fo:font-size="12pt" fo:language="fr" fo:country="FR" officeooo:rsid="00231785" officeooo:paragraph-rsid="00231785" style:font-size-asian="12pt" style:font-size-complex="12pt" style:script-type="latin"/>
    </style:style>
    <style:style style:name="P11" style:family="paragraph" style:parent-style-name="Standard">
      <style:paragraph-properties fo:text-align="start" style:justify-single-word="false"/>
      <style:text-properties fo:font-size="14pt" fo:language="fr" fo:country="FR" fo:font-weight="bold" officeooo:rsid="001aa33c" officeooo:paragraph-rsid="001aa33c"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5pt" fo:language="fr" fo:country="FR" fo:font-weight="bold" officeooo:rsid="001aa33c" officeooo:paragraph-rsid="001b868c"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12pt" fo:language="fr" fo:country="FR" fo:font-weight="normal" officeooo:rsid="001aa33c" officeooo:paragraph-rsid="001b868c"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fr" fo:country="FR" fo:font-weight="normal" officeooo:rsid="0036c9a1" officeooo:paragraph-rsid="001b868c"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fr" fo:country="FR" fo:font-weight="normal" officeooo:rsid="0036c9a1" officeooo:paragraph-rsid="0036c9a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5pt" fo:language="fr" fo:country="FR" fo:font-weight="bold" officeooo:rsid="001b868c" officeooo:paragraph-rsid="001b868c" style:font-size-asian="13.1000003814697pt" style:font-weight-asian="bold" style:font-size-complex="15pt" style:font-weight-complex="bold"/>
    </style:style>
    <style:style style:name="P17" style:family="paragraph" style:parent-style-name="Standard">
      <style:paragraph-properties fo:text-align="start" style:justify-single-word="false"/>
      <style:text-properties fo:font-size="12pt" fo:language="fr" fo:country="FR" fo:font-weight="normal" officeooo:rsid="001b868c" officeooo:paragraph-rsid="001b868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fr" fo:country="FR" fo:font-weight="normal" officeooo:rsid="00269feb" officeooo:paragraph-rsid="00269fe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fr" fo:country="FR" fo:font-weight="normal" officeooo:rsid="00269feb" officeooo:paragraph-rsid="00269feb"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fo:font-size="12pt" fo:language="fr" fo:country="FR" fo:font-weight="normal" officeooo:rsid="00289cf5" officeooo:paragraph-rsid="00289cf5" style:font-size-asian="10.5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fo:font-size="12pt" fo:language="fr" fo:country="FR" fo:font-weight="normal" officeooo:rsid="002bba5a" officeooo:paragraph-rsid="002bba5a" style:font-size-asian="10.5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language="fr" fo:country="FR" fo:font-weight="normal" officeooo:rsid="002d01ee" officeooo:paragraph-rsid="002d01ee" style:font-size-asian="10.5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2pt" fo:language="fr" fo:country="FR" fo:font-weight="normal" officeooo:rsid="001cc54f" officeooo:paragraph-rsid="001cc54f" style:font-size-asian="10.5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officeooo:paragraph-rsid="001b868c"/>
    </style:style>
    <style:style style:name="P25" style:family="paragraph" style:parent-style-name="Standard" style:list-style-name="L2">
      <style:paragraph-properties fo:text-align="start" style:justify-single-word="false"/>
      <style:text-properties fo:font-size="12pt" fo:language="fr" fo:country="FR" fo:font-weight="normal" officeooo:rsid="001ddaf0" officeooo:paragraph-rsid="001ddaf0" style:font-size-asian="10.5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fo:font-size="12pt" fo:language="fr" fo:country="FR" fo:font-weight="normal" officeooo:rsid="001de612" officeooo:paragraph-rsid="001de612" style:font-size-asian="10.5pt" style:font-weight-asian="normal" style:font-size-complex="12pt" style:font-weight-complex="normal"/>
    </style:style>
    <style:style style:name="P27" style:family="paragraph" style:parent-style-name="Standard" style:list-style-name="L2">
      <style:paragraph-properties fo:text-align="start" style:justify-single-word="false"/>
      <style:text-properties officeooo:paragraph-rsid="001de612"/>
    </style:style>
    <style:style style:name="P28" style:family="paragraph" style:parent-style-name="Standard" style:list-style-name="L2">
      <style:paragraph-properties fo:text-align="start" style:justify-single-word="false" style:writing-mode="lr-tb"/>
      <style:text-properties fo:font-size="12pt" fo:language="fr" fo:country="FR" fo:font-weight="normal" officeooo:rsid="001b868c" officeooo:paragraph-rsid="0025b4a3" style:font-size-asian="10.5pt" style:font-weight-asian="normal" style:font-size-complex="12pt" style:font-weight-complex="normal"/>
    </style:style>
    <style:style style:name="P29" style:family="paragraph" style:parent-style-name="Standard" style:list-style-name="L2">
      <style:paragraph-properties fo:text-align="start" style:justify-single-word="false" style:writing-mode="lr-tb"/>
      <style:text-properties fo:font-size="12pt" fo:language="fr" fo:country="FR" fo:font-weight="normal" officeooo:rsid="001cc54f" officeooo:paragraph-rsid="001cc54f"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2b5fa2"/>
    </style:style>
    <style:style style:name="T3" style:family="text">
      <style:text-properties fo:font-variant="normal" fo:text-transform="none" fo:color="#202122" loext:opacity="100%" fo:font-family="sans-serif" fo:font-size="10.5pt" fo:letter-spacing="normal" fo:font-style="italic" officeooo:rsid="001cb58c" style:font-style-asian="italic" style:font-style-complex="italic"/>
    </style:style>
    <style:style style:name="T4" style:family="text">
      <style:text-properties fo:font-style="italic" style:font-style-asian="italic" style:font-style-complex="italic"/>
    </style:style>
    <style:style style:name="T5" style:family="text">
      <style:text-properties officeooo:rsid="001ddaf0"/>
    </style:style>
    <style:style style:name="T6" style:family="text">
      <style:text-properties fo:font-size="12pt" fo:language="fr" fo:country="FR" fo:font-weight="normal" officeooo:rsid="001de612" style:font-size-asian="10.5pt" style:font-weight-asian="normal" style:font-size-complex="12pt" style:font-weight-complex="normal"/>
    </style:style>
    <style:style style:name="T7" style:family="text">
      <style:text-properties fo:font-size="12pt" fo:language="fr" fo:country="FR" fo:font-weight="normal" officeooo:rsid="001f68bc" style:font-size-asian="10.5pt" style:font-weight-asian="normal" style:font-size-complex="12pt" style:font-weight-complex="normal"/>
    </style:style>
    <style:style style:name="T8" style:family="text">
      <style:text-properties fo:font-size="12pt" fo:language="fr" fo:country="FR" fo:font-style="italic" fo:font-weight="normal" officeooo:rsid="001de612" style:font-size-asian="10.5pt" style:font-style-asian="italic" style:font-weight-asian="normal" style:font-size-complex="12pt" style:font-style-complex="italic" style:font-weight-complex="normal"/>
    </style:style>
    <style:style style:name="T9" style:family="text">
      <style:text-properties fo:font-variant="normal" fo:text-transform="none" fo:color="#202122" loext:opacity="100%" fo:letter-spacing="normal"/>
    </style:style>
    <style:style style:name="T10" style:family="text">
      <style:text-properties fo:font-variant="normal" fo:text-transform="none" fo:color="#000000" loext:opacity="100%" fo:font-family="sans-serif" fo:font-size="10.5pt" fo:letter-spacing="normal" fo:font-style="normal" officeooo:rsid="001cb58c"/>
    </style:style>
    <style:style style:name="T11" style:family="text">
      <style:text-properties fo:font-variant="normal" fo:text-transform="none" fo:color="#000000" loext:opacity="100%" fo:font-family="sans-serif" fo:font-size="10.5pt" fo:letter-spacing="normal" fo:font-style="normal"/>
    </style:style>
    <style:style style:name="T12" style:family="text">
      <style:text-properties fo:font-variant="normal" fo:text-transform="none" fo:color="#000000" loext:opacity="100%" fo:font-family="sans-serif" fo:font-size="10.5pt" fo:letter-spacing="normal" fo:font-style="italic" officeooo:rsid="001cb58c" style:font-style-asian="italic" style:font-style-complex="italic"/>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771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AGRE Enzo</text:p>
      <text:p text:style-name="P1"/>
      <text:p text:style-name="P2">Analyse et transformation syntaxique</text:p>
      <text:p text:style-name="P2">au service de la lisibilité d’un code</text:p>
      <text:p text:style-name="P3"/>
      <text:p text:style-name="P4">Positionnement(s) thématique(s) :</text:p>
      <text:p text:style-name="P5">- Informatique (informatique pratique et théorique)</text:p>
      <text:p text:style-name="P5"/>
      <text:p text:style-name="P4">Mots-clés :</text:p>
      <table:table table:name="Table1" table:style-name="Table1">
        <table:table-column table:style-name="Table1.A"/>
        <table:table-column table:style-name="Table1.B"/>
        <table:table-row>
          <table:table-cell table:style-name="Table1.A1" office:value-type="string">
            <text:p text:style-name="P6">Mots-clés (français)</text:p>
          </table:table-cell>
          <table:table-cell table:style-name="Table1.A1" office:value-type="string">
            <text:p text:style-name="P6">Mots-clés (anglais)</text:p>
          </table:table-cell>
        </table:table-row>
        <table:table-row table:style-name="Table1.2">
          <table:table-cell table:style-name="Table1.A1" office:value-type="string">
            <text:p text:style-name="P7">Analyse syntaxique</text:p>
            <text:p text:style-name="P7">Grammaire non contextuelle</text:p>
            <text:p text:style-name="P8">Langage de programmation</text:p>
            <text:p text:style-name="P7">Compilateur</text:p>
            <text:p text:style-name="P7">Paradigme de programmation</text:p>
          </table:table-cell>
          <table:table-cell table:style-name="Table1.A1" office:value-type="string">
            <text:p text:style-name="P9">Parsing</text:p>
            <text:p text:style-name="P9">Context-free grammar</text:p>
            <text:p text:style-name="P10">Programming Language</text:p>
            <text:p text:style-name="P9">Compiler</text:p>
            <text:p text:style-name="P9">Programming paradigm</text:p>
          </table:table-cell>
        </table:table-row>
      </table:table>
      <text:p text:style-name="P11"><text:s/></text:p>
      <text:p text:style-name="P12">Bibliographie commentée :</text:p>
      <text:p text:style-name="P13"/>
      <text:p text:style-name="P14">L’analyse syntaxique d’un code s’inscrit souvent dans une démarche de compilation. On y retrouve un certain nombre d’enjeux de l’informatique pratique et théorique, qu’il s’agisse de créer des algorithmes de compilation raisonnables en temps et en mémoire, ou encore de l’analyse de grammaires non contextuelles afin de créer des liens entre un langage compris par la machine et un langage compris par l’Homme.</text:p>
      <text:p text:style-name="P14"/>
      <text:p text:style-name="P14">Linguistiquement, la compilation d’un code consiste, à partir des règles du langage de programmation, à trouver celles qui définissent ce code. Ce travail se fait dans un contexte formel de grammaire, formalisme introduit par M. Chomsky <text:span text:style-name="T1">[4]</text:span>. Pour éviter les définitions mathématiques peu praticables, a été introduite la notation en forme de Backus-Naur (Backus-Naur Form, ou BNF en anglais), expliquée en détail dans le cours de M. Janikom <text:span text:style-name="T1">[6]</text:span>, permettant une implémentation simple des grammaires à l’aide de types arithmétiques. On pourrait prendre en exemple la définition de la grammaire d’OCaml <text:span text:style-name="T1">[7]</text:span>, donnant les règles d’écriture d’un code en OCaml sous la forme de Backus-Naur.</text:p>
      <text:p text:style-name="P14"/>
      <text:p text:style-name="P14">Ainsi, l’analyse syntaxique est rendue possible par le lien entre la syntaxe d’une grammaire non contextuelle définissant un langage et la sémantique qui en découle. Entre autres, ce travail est possible grâce aux méthodes d’attribution de sémantique à la syntaxe définies par M. Knuth <text:span text:style-name="T1">[5]</text:span>. Cependant, cette syntaxe, pour être compréhensible par un humain (tout comme par l’ordinateur), doit suivre quelques principes. M. Hoare <text:span text:style-name="T1">[3]</text:span> discute de ces principes, utiles pour la lisibilité d’un langage comme pour celle d’un code.</text:p>
      <text:p text:style-name="P14"/>
      <text:p text:style-name="P14">Au niveau pratique, l’analyse syntaxique se fait avec ce que l’on appelle un parser (de l’anglais « parser »). Son but est de transformer la sémantique en arbre syntaxique. Pour obtenir une complexité polynomiale, au maximum cubique, on peut utiliser la programmation dynamique, construisant pas à pas l’arbre associé à un code <text:span text:style-name="T1">[1]</text:span>. Néanmoins, il reste envisageable, au vu du coût en temps que peut provoquer un tel parser lors de la compilation, de vouloir un algorithme plus rapide. Dans ce cas, l’utilisation du retour sur trace (en anglais « backtracking ») et de la mémoïsation fournit un algorithme en temps linéaire, au prix d’une complexité spatiale bien plus importante <text:span text:style-name="T1">[2]</text:span>.</text:p>
      <text:p text:style-name="P14"/>
      <text:p text:style-name="P14"><text:soft-page-break/>Ainsi, l’analyse lexicale est autant un procédé théorique que pratique. Celle-ci requiert un certain nombre de considérations, allant du temps d’exécution à la mémoire sollicitée par l’algorithme, jusqu’à l’utilisabilité et la praticité des résultats.</text:p>
      <text:p text:style-name="P15"/>
      <text:p text:style-name="P16">Problématique retenue :</text:p>
      <text:p text:style-name="P17"/>
      <text:p text:style-name="P17"/>
      <text:p text:style-name="P18">On cherche ici a appliquer des méthodes d’analyse syntaxique, sur un code OCaml, <text:span text:style-name="T2">afin de la transformer pour le rendre plus lisible tout en</text:span> <text:span text:style-name="T2">conservant</text:span> une compilation cohérente, au sens du paradigme de programmation choisi. </text:p>
      <text:p text:style-name="P19"/>
      <text:p text:style-name="P16">Objectifs du TIPE :</text:p>
      <text:p text:style-name="P17"/>
      <text:list text:style-name="L1">
        <text:list-item>
          <text:p text:style-name="P20">Pouvoir analyser un code écrit en OCaml.</text:p>
        </text:list-item>
        <text:list-item>
          <text:p text:style-name="P21">Savoir transformer une partie itérative d’un code en une partie récursive.</text:p>
        </text:list-item>
        <text:list-item>
          <text:p text:style-name="P22">Proposer une définition de « lisibilité » de sorte que le problème de lisibilité d’un programme soit calculable.</text:p>
        </text:list-item>
      </text:list>
      <text:p text:style-name="P17"/>
      <text:p text:style-name="P16">Références bibliographiques :</text:p>
      <text:p text:style-name="P17"><text:span text:style-name="Citation"><text:span text:style-name="T3"/></text:span></text:p>
      <text:list text:style-name="L2">
        <text:list-item>
          <text:p text:style-name="P23">EARLEY JAY : An Efficient Context-Free Parsing Algorithm : <text:span text:style-name="T4">https://dl.acm.org/doi/10.1145/362007.362035</text:span></text:p>
        </text:list-item>
        <text:list-item>
          <text:p text:style-name="P24"><text:span text:style-name="T5">FORD BRYAN : </text:span>Packrat Parsing: a Practical Linear-Time Algorithm with Backtracking : <text:span text:style-name="T4">https://pdos.csail.mit.edu/~baford/packrat/thesis/</text:span></text:p>
        </text:list-item>
        <text:list-item>
          <text:p text:style-name="P25">HOARE CHARLES A. R. : Hints on Programming Language Design. : <text:span text:style-name="T4">https://dl.acm.org/doi/10.5555/892013</text:span></text:p>
        </text:list-item>
        <text:list-item>
          <text:p text:style-name="P26">CHOMSKY NOAM : Syntatic Structures : <text:span text:style-name="T4">https://www.ling.upenn.edu/courses/ling5700/Chomsky1957.pdf</text:span></text:p>
        </text:list-item>
        <text:list-item>
          <text:p text:style-name="P27"><text:span text:style-name="T6">KNUTH DONALD E. : Selected Papers on Computer Languages – </text:span><text:span text:style-name="T7">Chapitre : </text:span><text:span text:style-name="T6">Semantics of Context-Free Languages : </text:span><text:span text:style-name="T8">https://cs.stanford.edu/~knuth/cl.html</text:span></text:p>
        </text:list-item>
        <text:list-item>
          <text:p text:style-name="P28"><text:span text:style-name="T9"> </text:span><text:span text:style-name="Citation"><text:span text:style-name="T10">JANIKOM</text:span></text:span><text:span text:style-name="Citation"><text:span text:style-name="T11"> </text:span></text:span><text:span text:style-name="Citation"><text:span text:style-name="T10">CEZARY</text:span></text:span><text:span text:style-name="Citation"><text:span text:style-name="T11"> Z. : </text:span></text:span><text:span text:style-name="Citation"><text:span text:style-name="T10">What is BNF ? : </text:span></text:span><text:span text:style-name="Citation"><text:span text:style-name="T12">http://www.cs.umsl.edu/~janikow/cs4280/bnf.pdf</text:span></text:span></text:p>
        </text:list-item>
        <text:list-item>
          <text:p text:style-name="P29">Institut National de Recherche en Informatique et en Automatique : The OCaml Language : <text:span text:style-name="T4">https://ocaml.org/manuel/5.4/lex.html</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0T13:11:01.858913775</meta:creation-date>
    <dc:date>2026-01-29T00:30:13.262428757</dc:date>
    <meta:editing-duration>PT3H35M43S</meta:editing-duration>
    <meta:editing-cycles>19</meta:editing-cycles>
    <meta:generator>LibreOffice/25.8.4.2$Linux_X86_64 LibreOffice_project/290daaa01b999472f0c7a3890eb6a550fd74c6df</meta:generator>
    <meta:document-statistic meta:table-count="1" meta:image-count="0" meta:object-count="0" meta:page-count="2" meta:paragraph-count="39" meta:word-count="619" meta:character-count="4308" meta:non-whitespace-character-count="3733"/>
  </office:meta>
</office:document-meta>
</file>